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e834" officeooo:paragraph-rsid="0001e834"/>
    </style:style>
    <style:style style:name="P2" style:family="paragraph" style:parent-style-name="Standard">
      <style:text-properties officeooo:rsid="0002ab00" officeooo:paragraph-rsid="0002ab00"/>
    </style:style>
    <style:style style:name="P3" style:family="paragraph" style:parent-style-name="Standard">
      <style:text-properties officeooo:rsid="0003c31f" officeooo:paragraph-rsid="0003c31f"/>
    </style:style>
    <style:style style:name="P4" style:family="paragraph" style:parent-style-name="Standard">
      <style:text-properties fo:font-variant="normal" fo:text-transform="none" fo:color="#222222" style:font-name="arial" fo:font-size="12pt" fo:letter-spacing="normal" fo:font-style="normal" fo:font-weight="normal" officeooo:rsid="0003c31f" officeooo:paragraph-rsid="0003c31f"/>
    </style:style>
    <style:style style:name="P5" style:family="paragraph" style:parent-style-name="Standard">
      <style:text-properties fo:font-variant="normal" fo:text-transform="none" fo:color="#222222" style:font-name="Liberation Serif" fo:font-size="12pt" fo:letter-spacing="normal" fo:font-style="normal" fo:font-weight="normal" officeooo:rsid="0003c31f" officeooo:paragraph-rsid="0003c31f"/>
    </style:style>
    <style:style style:name="T1" style:family="text">
      <style:text-properties officeooo:rsid="0001e834"/>
    </style:style>
    <style:style style:name="T2" style:family="text">
      <style:text-properties officeooo:rsid="0002ab00"/>
    </style:style>
    <style:style style:name="T3" style:family="text">
      <style:text-properties officeooo:rsid="0003c31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69"/><text:span text:style-name="T1">UX</text:span></text:p>
      <text:p text:style-name="Standard"/>
      <text:p text:style-name="P1">Pour le UX il faudrait une facilité de visibilité du site et de navigation entre les pages, les liens et les rubriques…</text:p>
      <text:p text:style-name="P1"/>
      <text:p text:style-name="P1">Avoir un site avec une méthode d’utilisation simple pour chaque rubrique.</text:p>
      <text:p text:style-name="P1"/>
      <text:p text:style-name="P1">Mettre des outils pédagogique et éducatif pour montrer que le site est aussi un moyen d’apprentissage.</text:p>
      <text:p text:style-name="P1"/>
      <text:p text:style-name="P1">Faire en <text:s/>sorte d’adapter le site à plusieurs terminaux différent (Tablette, portable).</text:p>
      <text:p text:style-name="P1"/>
      <text:p text:style-name="P1">Capacité à rassurer utilisateur avec des témoignage par d’autre utilisateur avec un commentaire <text:span text:style-name="T3">ou questionnaire</text:span> dans un onglet ou bien à chaque fin d’utilisation du site ou bien à chaque outils utilisé.</text:p>
      <text:p text:style-name="P1"/>
      <text:p text:style-name="P1">Donner envie a l’utilisateur <text:span text:style-name="T2">au niveau design.</text:span></text:p>
      <text:p text:style-name="P1"/>
      <text:p text:style-name="P1">Facilité a trouver le site depuis les moteur de recherche et aussi ce qui serait assez bien c’est de mettre le site en multi langage car il me semble que l’association en question travail avec des pays de l’étranger. </text:p>
      <text:p text:style-name="P1"/>
      <text:p text:style-name="P2">En cas de soucie contact facile avec le support avec un chat rapide ou un <text:span text:style-name="T3">formulaire.</text:span> </text:p>
      <text:p text:style-name="P2"/>
      <text:p text:style-name="P3">Editeur CSS pour apprendre à coder.</text:p>
      <text:p text:style-name="P3"/>
      <text:p text:style-name="P5">Transfert des mécanismes du jeu dans d'autres domaines, en particulier, des situations d'apprentissage, des situations de travail. (Gamification)</text:p>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0:56:02.761938774</meta:creation-date>
    <dc:date>2017-03-07T11:26:07.702957139</dc:date>
    <meta:editing-duration>PT8M5S</meta:editing-duration>
    <meta:editing-cycles>2</meta:editing-cycles>
    <meta:generator>LibreOffice/5.1.6.2$Linux_X86_64 LibreOffice_project/10m0$Build-2</meta:generator>
    <meta:document-statistic meta:table-count="0" meta:image-count="0" meta:object-count="0" meta:page-count="1" meta:paragraph-count="11" meta:word-count="180" meta:character-count="1184" meta:non-whitespace-character-count="943"/>
  </office:meta>
</office:document-meta>
</file>